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c1Shee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formula="of:=5/9" office:value-type="float" office:value="0.555555555555556">
            <text:p>0.56</text:p>
          </table:table-cell>
          <table:table-cell office:value-type="string">
            <text:p><text:s/>= Slope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-[.G3]*32" office:value-type="float" office:value="-17.7777777777778">
            <text:p>-17.78</text:p>
          </table:table-cell>
          <table:table-cell office:value-type="string">
            <text:p><text:s/>= Intercep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>
            <text:p>20.00</text:p>
          </table:table-cell>
          <table:table-cell office:value-type="string">
            <text:p><text:s/>= Magnitude of Nois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([.K13]*[.K14]-[.K15]*[.C51])/([.K13]*[.K13]-[.K16]*[.C51])" office:value-type="float" office:value="0.557293720715901">
            <text:p>0.56</text:p>
          </table:table-cell>
          <table:table-cell office:value-type="string">
            <text:p><text:s/>= Calculated Slope <text:s/>(SxSy-nSyx)/(Sx*Sx-n*Sxx)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K14]-[.G7]*[.K13])/[.C51]" office:value-type="float" office:value="-18.4822534666614">
            <text:p>-18.48</text:p>
          </table:table-cell>
          <table:table-cell office:value-type="string">
            <text:p><text:s/>= Calculated Intercept (Sy-m*Sx)/n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= Sum_x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Degree F</text:p>
          </table:table-cell>
          <table:table-cell office:value-type="string">
            <text:p>Degree C</text:p>
          </table:table-cell>
          <table:table-cell office:value-type="string">
            <text:p>Error</text:p>
          </table:table-cell>
          <table:table-cell table:style-name="ce2" office:value-type="string">
            <text:p>Measurement</text:p>
          </table:table-cell>
          <table:table-cell table:number-columns-repeated="2" table:style-name="ce2" office:value-type="string">
            <text:p>Deriv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table:style-name="ce2" office:value-type="string">
            <text:p>y'</text:p>
          </table:table-cell>
          <table:table-cell table:style-name="ce2" office:value-type="string">
            <text:p>x*y'</text:p>
          </table:table-cell>
          <table:table-cell table:style-name="ce2" office:value-type="string">
            <text:p>x*x</text:p>
          </table:table-cell>
          <table:table-cell/>
          <table:table-cell table:formula="of:=SUM([.D15:.D51])" office:value-type="float" office:value="4514">
            <text:p>4514.00</text:p>
          </table:table-cell>
          <table:table-cell office:value-type="string">
            <text:p><text:s/>= Sum_x</text:p>
          </table:table-cell>
        </table:table-row>
        <table:table-row table:style-name="ro1">
          <table:table-cell table:number-columns-repeated="6"/>
          <table:table-cell table:style-name="ce2" table:number-columns-repeated="3"/>
          <table:table-cell/>
          <table:table-cell table:formula="of:=SUM([.G15:.G51])" office:value-type="float" office:value="1831.7804770451">
            <text:p>1831.78</text:p>
          </table:table-cell>
          <table:table-cell office:value-type="string">
            <text:p><text:s/>= Sum_y'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32">
            <text:p>32.00</text:p>
          </table:table-cell>
          <table:table-cell table:style-name="ce3" table:formula="of:=[.D15]*[.$G$3]+[.$G$4]" office:value-type="float" office:value="0">
            <text:p>0.00</text:p>
          </table:table-cell>
          <table:table-cell table:formula="of:=2*(RAND()-0.5)*[.$G$5]" office:value-type="float" office:value="18.1662669032812">
            <text:p>18.17</text:p>
          </table:table-cell>
          <table:table-cell table:style-name="ce2" table:formula="of:=[.E15]+[.F15]" office:value-type="float" office:value="18.1662669032812">
            <text:p>18.17</text:p>
          </table:table-cell>
          <table:table-cell table:style-name="ce2" table:formula="of:=[.D15]*[.G15]" office:value-type="float" office:value="581.320540904999">
            <text:p>581.32</text:p>
          </table:table-cell>
          <table:table-cell table:style-name="ce2" table:formula="of:=[.D15]*[.D15]" office:value-type="float" office:value="1024">
            <text:p>1024.00</text:p>
          </table:table-cell>
          <table:table-cell/>
          <table:table-cell table:formula="of:=SUM([.H15:.H51])" office:value-type="float" office:value="282243.841048994">
            <text:p>282243.84</text:p>
          </table:table-cell>
          <table:table-cell office:value-type="string">
            <text:p><text:s/>= Sum_xy'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7">
            <text:p>37.00</text:p>
          </table:table-cell>
          <table:table-cell table:formula="of:=[.D16]*[.$G$3]+[.$G$4]" office:value-type="float" office:value="2.77777777777778">
            <text:p>2.78</text:p>
          </table:table-cell>
          <table:table-cell table:formula="of:=2*(RAND()-0.5)*[.$G$5]" office:value-type="float" office:value="17.7234353497624">
            <text:p>17.72</text:p>
          </table:table-cell>
          <table:table-cell table:style-name="ce2" table:formula="of:=[.E16]+[.F16]" office:value-type="float" office:value="20.5012131275402">
            <text:p>20.50</text:p>
          </table:table-cell>
          <table:table-cell table:style-name="ce2" table:formula="of:=[.D16]*[.G16]" office:value-type="float" office:value="758.544885718988">
            <text:p>758.54</text:p>
          </table:table-cell>
          <table:table-cell table:style-name="ce2" table:formula="of:=[.D16]*[.D16]" office:value-type="float" office:value="1369">
            <text:p>1369.00</text:p>
          </table:table-cell>
          <table:table-cell/>
          <table:table-cell table:formula="of:=SUM([.I15:.I51])" office:value-type="float" office:value="656158">
            <text:p>656158.00</text:p>
          </table:table-cell>
          <table:table-cell office:value-type="string">
            <text:p><text:s/>= Sum_x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2">
            <text:p>42.00</text:p>
          </table:table-cell>
          <table:table-cell table:formula="of:=[.D17]*[.$G$3]+[.$G$4]" office:value-type="float" office:value="5.55555555555556">
            <text:p>5.56</text:p>
          </table:table-cell>
          <table:table-cell table:formula="of:=2*(RAND()-0.5)*[.$G$5]" office:value-type="float" office:value="0.786455990746617">
            <text:p>0.79</text:p>
          </table:table-cell>
          <table:table-cell table:style-name="ce2" table:formula="of:=[.E17]+[.F17]" office:value-type="float" office:value="6.34201154630217">
            <text:p>6.34</text:p>
          </table:table-cell>
          <table:table-cell table:style-name="ce2" table:formula="of:=[.D17]*[.G17]" office:value-type="float" office:value="266.364484944691">
            <text:p>266.36</text:p>
          </table:table-cell>
          <table:table-cell table:style-name="ce2" table:formula="of:=[.D17]*[.D17]" office:value-type="float" office:value="1764">
            <text:p>17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7">
            <text:p>47.00</text:p>
          </table:table-cell>
          <table:table-cell table:formula="of:=[.D18]*[.$G$3]+[.$G$4]" office:value-type="float" office:value="8.33333333333333">
            <text:p>8.33</text:p>
          </table:table-cell>
          <table:table-cell table:formula="of:=2*(RAND()-0.5)*[.$G$5]" office:value-type="float" office:value="3.58084258623421">
            <text:p>3.58</text:p>
          </table:table-cell>
          <table:table-cell table:style-name="ce2" table:formula="of:=[.E18]+[.F18]" office:value-type="float" office:value="11.9141759195675">
            <text:p>11.91</text:p>
          </table:table-cell>
          <table:table-cell table:style-name="ce2" table:formula="of:=[.D18]*[.G18]" office:value-type="float" office:value="559.966268219675">
            <text:p>559.97</text:p>
          </table:table-cell>
          <table:table-cell table:style-name="ce2" table:formula="of:=[.D18]*[.D18]" office:value-type="float" office:value="2209">
            <text:p>2209.00</text:p>
          </table:table-cell>
          <table:table-cell>
            <draw:frame table:end-cell-address="Calc1Sheet.Q51" table:end-x="0.815in" table:end-y="0.1295in" draw:z-index="0" draw:style-name="gr1" draw:text-style-name="P1" svg:width="6.1512in" svg:height="5.974in" svg:x="0.887in" svg:y="0.0232in">
              <draw:object draw:notify-on-update-of-ranges="Calc1Sheet.D15:Calc1Sheet.D51 Calc1Sheet.E12:Calc1Sheet.E13 Calc1Sheet.E15:Calc1Sheet.E51 Calc1Sheet.D15:Calc1Sheet.D51 Calc1Sheet.G12:Calc1Sheet.G13 Calc1Sheet.G15:Calc1Sheet.G50 Calc1Sheet.D15:Calc1Sheet.D51 Calc1Sheet.F12:Calc1Sheet.F12 Calc1Sheet.F15:Calc1Sheet.F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2">
            <text:p>52.00</text:p>
          </table:table-cell>
          <table:table-cell table:formula="of:=[.D19]*[.$G$3]+[.$G$4]" office:value-type="float" office:value="11.1111111111111">
            <text:p>11.11</text:p>
          </table:table-cell>
          <table:table-cell table:formula="of:=2*(RAND()-0.5)*[.$G$5]" office:value-type="float" office:value="-2.04226052388549">
            <text:p>-2.04</text:p>
          </table:table-cell>
          <table:table-cell table:style-name="ce2" table:formula="of:=[.E19]+[.F19]" office:value-type="float" office:value="9.06885058722562">
            <text:p>9.07</text:p>
          </table:table-cell>
          <table:table-cell table:style-name="ce2" table:formula="of:=[.D19]*[.G19]" office:value-type="float" office:value="471.580230535732">
            <text:p>471.58</text:p>
          </table:table-cell>
          <table:table-cell table:style-name="ce2" table:formula="of:=[.D19]*[.D19]" office:value-type="float" office:value="2704">
            <text:p>27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7">
            <text:p>57.00</text:p>
          </table:table-cell>
          <table:table-cell table:formula="of:=[.D20]*[.$G$3]+[.$G$4]" office:value-type="float" office:value="13.8888888888889">
            <text:p>13.89</text:p>
          </table:table-cell>
          <table:table-cell table:formula="of:=2*(RAND()-0.5)*[.$G$5]" office:value-type="float" office:value="-12.1038614306599">
            <text:p>-12.10</text:p>
          </table:table-cell>
          <table:table-cell table:style-name="ce2" table:formula="of:=[.E20]+[.F20]" office:value-type="float" office:value="1.785027458229">
            <text:p>1.79</text:p>
          </table:table-cell>
          <table:table-cell table:style-name="ce2" table:formula="of:=[.D20]*[.G20]" office:value-type="float" office:value="101.746565119053">
            <text:p>101.75</text:p>
          </table:table-cell>
          <table:table-cell table:style-name="ce2" table:formula="of:=[.D20]*[.D20]" office:value-type="float" office:value="3249">
            <text:p>32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2">
            <text:p>62.00</text:p>
          </table:table-cell>
          <table:table-cell table:formula="of:=[.D21]*[.$G$3]+[.$G$4]" office:value-type="float" office:value="16.6666666666667">
            <text:p>16.67</text:p>
          </table:table-cell>
          <table:table-cell table:formula="of:=2*(RAND()-0.5)*[.$G$5]" office:value-type="float" office:value="4.71165793947876">
            <text:p>4.71</text:p>
          </table:table-cell>
          <table:table-cell table:style-name="ce2" table:formula="of:=[.E21]+[.F21]" office:value-type="float" office:value="21.3783246061454">
            <text:p>21.38</text:p>
          </table:table-cell>
          <table:table-cell table:style-name="ce2" table:formula="of:=[.D21]*[.G21]" office:value-type="float" office:value="1325.45612558102">
            <text:p>1325.46</text:p>
          </table:table-cell>
          <table:table-cell table:style-name="ce2" table:formula="of:=[.D21]*[.D21]" office:value-type="float" office:value="3844">
            <text:p>38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7">
            <text:p>67.00</text:p>
          </table:table-cell>
          <table:table-cell table:formula="of:=[.D22]*[.$G$3]+[.$G$4]" office:value-type="float" office:value="19.4444444444444">
            <text:p>19.44</text:p>
          </table:table-cell>
          <table:table-cell table:formula="of:=2*(RAND()-0.5)*[.$G$5]" office:value-type="float" office:value="-18.5866383649409">
            <text:p>-18.59</text:p>
          </table:table-cell>
          <table:table-cell table:style-name="ce2" table:formula="of:=[.E22]+[.F22]" office:value-type="float" office:value="0.857806079503561">
            <text:p>0.86</text:p>
          </table:table-cell>
          <table:table-cell table:style-name="ce2" table:formula="of:=[.D22]*[.G22]" office:value-type="float" office:value="57.4730073267386">
            <text:p>57.47</text:p>
          </table:table-cell>
          <table:table-cell table:style-name="ce2" table:formula="of:=[.D22]*[.D22]" office:value-type="float" office:value="4489">
            <text:p>44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2">
            <text:p>72.00</text:p>
          </table:table-cell>
          <table:table-cell table:formula="of:=[.D23]*[.$G$3]+[.$G$4]" office:value-type="float" office:value="22.2222222222222">
            <text:p>22.22</text:p>
          </table:table-cell>
          <table:table-cell table:formula="of:=2*(RAND()-0.5)*[.$G$5]" office:value-type="float" office:value="11.1833311803639">
            <text:p>11.18</text:p>
          </table:table-cell>
          <table:table-cell table:style-name="ce2" table:formula="of:=[.E23]+[.F23]" office:value-type="float" office:value="33.4055534025861">
            <text:p>33.41</text:p>
          </table:table-cell>
          <table:table-cell table:style-name="ce2" table:formula="of:=[.D23]*[.G23]" office:value-type="float" office:value="2405.1998449862">
            <text:p>2405.20</text:p>
          </table:table-cell>
          <table:table-cell table:style-name="ce2" table:formula="of:=[.D23]*[.D23]" office:value-type="float" office:value="5184">
            <text:p>51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77">
            <text:p>77.00</text:p>
          </table:table-cell>
          <table:table-cell table:formula="of:=[.D24]*[.$G$3]+[.$G$4]" office:value-type="float" office:value="25">
            <text:p>25.00</text:p>
          </table:table-cell>
          <table:table-cell table:formula="of:=2*(RAND()-0.5)*[.$G$5]" office:value-type="float" office:value="-2.82789297401905">
            <text:p>-2.83</text:p>
          </table:table-cell>
          <table:table-cell table:style-name="ce2" table:formula="of:=[.E24]+[.F24]" office:value-type="float" office:value="22.1721070259809">
            <text:p>22.17</text:p>
          </table:table-cell>
          <table:table-cell table:style-name="ce2" table:formula="of:=[.D24]*[.G24]" office:value-type="float" office:value="1707.25224100053">
            <text:p>1707.25</text:p>
          </table:table-cell>
          <table:table-cell table:style-name="ce2" table:formula="of:=[.D24]*[.D24]" office:value-type="float" office:value="5929">
            <text:p>59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2">
            <text:p>82.00</text:p>
          </table:table-cell>
          <table:table-cell table:formula="of:=[.D25]*[.$G$3]+[.$G$4]" office:value-type="float" office:value="27.7777777777778">
            <text:p>27.78</text:p>
          </table:table-cell>
          <table:table-cell table:formula="of:=2*(RAND()-0.5)*[.$G$5]" office:value-type="float" office:value="3.0703985504806">
            <text:p>3.07</text:p>
          </table:table-cell>
          <table:table-cell table:style-name="ce2" table:formula="of:=[.E25]+[.F25]" office:value-type="float" office:value="30.8481763282584">
            <text:p>30.85</text:p>
          </table:table-cell>
          <table:table-cell table:style-name="ce2" table:formula="of:=[.D25]*[.G25]" office:value-type="float" office:value="2529.55045891719">
            <text:p>2529.55</text:p>
          </table:table-cell>
          <table:table-cell table:style-name="ce2" table:formula="of:=[.D25]*[.D25]" office:value-type="float" office:value="6724">
            <text:p>67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7">
            <text:p>87.00</text:p>
          </table:table-cell>
          <table:table-cell table:formula="of:=[.D26]*[.$G$3]+[.$G$4]" office:value-type="float" office:value="30.5555555555556">
            <text:p>30.56</text:p>
          </table:table-cell>
          <table:table-cell table:formula="of:=2*(RAND()-0.5)*[.$G$5]" office:value-type="float" office:value="-15.9731819108129">
            <text:p>-15.97</text:p>
          </table:table-cell>
          <table:table-cell table:style-name="ce2" table:formula="of:=[.E26]+[.F26]" office:value-type="float" office:value="14.5823736447427">
            <text:p>14.58</text:p>
          </table:table-cell>
          <table:table-cell table:style-name="ce2" table:formula="of:=[.D26]*[.G26]" office:value-type="float" office:value="1268.66650709262">
            <text:p>1268.67</text:p>
          </table:table-cell>
          <table:table-cell table:style-name="ce2" table:formula="of:=[.D26]*[.D26]" office:value-type="float" office:value="7569">
            <text:p>75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92">
            <text:p>92.00</text:p>
          </table:table-cell>
          <table:table-cell table:formula="of:=[.D27]*[.$G$3]+[.$G$4]" office:value-type="float" office:value="33.3333333333333">
            <text:p>33.33</text:p>
          </table:table-cell>
          <table:table-cell table:formula="of:=2*(RAND()-0.5)*[.$G$5]" office:value-type="float" office:value="12.3530499264598">
            <text:p>12.35</text:p>
          </table:table-cell>
          <table:table-cell table:style-name="ce2" table:formula="of:=[.E27]+[.F27]" office:value-type="float" office:value="45.6863832597931">
            <text:p>45.69</text:p>
          </table:table-cell>
          <table:table-cell table:style-name="ce2" table:formula="of:=[.D27]*[.G27]" office:value-type="float" office:value="4203.14725990097">
            <text:p>4203.15</text:p>
          </table:table-cell>
          <table:table-cell table:style-name="ce2" table:formula="of:=[.D27]*[.D27]" office:value-type="float" office:value="8464">
            <text:p>84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97">
            <text:p>97.00</text:p>
          </table:table-cell>
          <table:table-cell table:formula="of:=[.D28]*[.$G$3]+[.$G$4]" office:value-type="float" office:value="36.1111111111111">
            <text:p>36.11</text:p>
          </table:table-cell>
          <table:table-cell table:formula="of:=2*(RAND()-0.5)*[.$G$5]" office:value-type="float" office:value="-7.07592412829399">
            <text:p>-7.08</text:p>
          </table:table-cell>
          <table:table-cell table:style-name="ce2" table:formula="of:=[.E28]+[.F28]" office:value-type="float" office:value="29.0351869828171">
            <text:p>29.04</text:p>
          </table:table-cell>
          <table:table-cell table:style-name="ce2" table:formula="of:=[.D28]*[.G28]" office:value-type="float" office:value="2816.41313733326">
            <text:p>2816.41</text:p>
          </table:table-cell>
          <table:table-cell table:style-name="ce2" table:formula="of:=[.D28]*[.D28]" office:value-type="float" office:value="9409">
            <text:p>94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02">
            <text:p>102.00</text:p>
          </table:table-cell>
          <table:table-cell table:formula="of:=[.D29]*[.$G$3]+[.$G$4]" office:value-type="float" office:value="38.8888888888889">
            <text:p>38.89</text:p>
          </table:table-cell>
          <table:table-cell table:formula="of:=2*(RAND()-0.5)*[.$G$5]" office:value-type="float" office:value="-6.18629672564566">
            <text:p>-6.19</text:p>
          </table:table-cell>
          <table:table-cell table:style-name="ce2" table:formula="of:=[.E29]+[.F29]" office:value-type="float" office:value="32.7025921632432">
            <text:p>32.70</text:p>
          </table:table-cell>
          <table:table-cell table:style-name="ce2" table:formula="of:=[.D29]*[.G29]" office:value-type="float" office:value="3335.66440065081">
            <text:p>3335.66</text:p>
          </table:table-cell>
          <table:table-cell table:style-name="ce2" table:formula="of:=[.D29]*[.D29]" office:value-type="float" office:value="10404">
            <text:p>104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07">
            <text:p>107.00</text:p>
          </table:table-cell>
          <table:table-cell table:formula="of:=[.D30]*[.$G$3]+[.$G$4]" office:value-type="float" office:value="41.6666666666667">
            <text:p>41.67</text:p>
          </table:table-cell>
          <table:table-cell table:formula="of:=2*(RAND()-0.5)*[.$G$5]" office:value-type="float" office:value="-14.3135434575379">
            <text:p>-14.31</text:p>
          </table:table-cell>
          <table:table-cell table:style-name="ce2" table:formula="of:=[.E30]+[.F30]" office:value-type="float" office:value="27.3531232091288">
            <text:p>27.35</text:p>
          </table:table-cell>
          <table:table-cell table:style-name="ce2" table:formula="of:=[.D30]*[.G30]" office:value-type="float" office:value="2926.78418337678">
            <text:p>2926.78</text:p>
          </table:table-cell>
          <table:table-cell table:style-name="ce2" table:formula="of:=[.D30]*[.D30]" office:value-type="float" office:value="11449">
            <text:p>114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12">
            <text:p>112.00</text:p>
          </table:table-cell>
          <table:table-cell table:formula="of:=[.D31]*[.$G$3]+[.$G$4]" office:value-type="float" office:value="44.4444444444444">
            <text:p>44.44</text:p>
          </table:table-cell>
          <table:table-cell table:formula="of:=2*(RAND()-0.5)*[.$G$5]" office:value-type="float" office:value="0.644540041685104">
            <text:p>0.64</text:p>
          </table:table-cell>
          <table:table-cell table:style-name="ce2" table:formula="of:=[.E31]+[.F31]" office:value-type="float" office:value="45.0889844861296">
            <text:p>45.09</text:p>
          </table:table-cell>
          <table:table-cell table:style-name="ce2" table:formula="of:=[.D31]*[.G31]" office:value-type="float" office:value="5049.96626244651">
            <text:p>5049.97</text:p>
          </table:table-cell>
          <table:table-cell table:style-name="ce2" table:formula="of:=[.D31]*[.D31]" office:value-type="float" office:value="12544">
            <text:p>125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17">
            <text:p>117.00</text:p>
          </table:table-cell>
          <table:table-cell table:formula="of:=[.D32]*[.$G$3]+[.$G$4]" office:value-type="float" office:value="47.2222222222222">
            <text:p>47.22</text:p>
          </table:table-cell>
          <table:table-cell table:formula="of:=2*(RAND()-0.5)*[.$G$5]" office:value-type="float" office:value="0.491365222260356">
            <text:p>0.49</text:p>
          </table:table-cell>
          <table:table-cell table:style-name="ce2" table:formula="of:=[.E32]+[.F32]" office:value-type="float" office:value="47.7135874444826">
            <text:p>47.71</text:p>
          </table:table-cell>
          <table:table-cell table:style-name="ce2" table:formula="of:=[.D32]*[.G32]" office:value-type="float" office:value="5582.48973100446">
            <text:p>5582.49</text:p>
          </table:table-cell>
          <table:table-cell table:style-name="ce2" table:formula="of:=[.D32]*[.D32]" office:value-type="float" office:value="13689">
            <text:p>136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22">
            <text:p>122.00</text:p>
          </table:table-cell>
          <table:table-cell table:formula="of:=[.D33]*[.$G$3]+[.$G$4]" office:value-type="float" office:value="50">
            <text:p>50.00</text:p>
          </table:table-cell>
          <table:table-cell table:formula="of:=2*(RAND()-0.5)*[.$G$5]" office:value-type="float" office:value="-15.4270745441318">
            <text:p>-15.43</text:p>
          </table:table-cell>
          <table:table-cell table:style-name="ce2" table:formula="of:=[.E33]+[.F33]" office:value-type="float" office:value="34.5729254558683">
            <text:p>34.57</text:p>
          </table:table-cell>
          <table:table-cell table:style-name="ce2" table:formula="of:=[.D33]*[.G33]" office:value-type="float" office:value="4217.89690561593">
            <text:p>4217.90</text:p>
          </table:table-cell>
          <table:table-cell table:style-name="ce2" table:formula="of:=[.D33]*[.D33]" office:value-type="float" office:value="14884">
            <text:p>148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27">
            <text:p>127.00</text:p>
          </table:table-cell>
          <table:table-cell table:formula="of:=[.D34]*[.$G$3]+[.$G$4]" office:value-type="float" office:value="52.7777777777778">
            <text:p>52.78</text:p>
          </table:table-cell>
          <table:table-cell table:formula="of:=2*(RAND()-0.5)*[.$G$5]" office:value-type="float" office:value="0.131891341879964">
            <text:p>0.13</text:p>
          </table:table-cell>
          <table:table-cell table:style-name="ce2" table:formula="of:=[.E34]+[.F34]" office:value-type="float" office:value="52.9096691196577">
            <text:p>52.91</text:p>
          </table:table-cell>
          <table:table-cell table:style-name="ce2" table:formula="of:=[.D34]*[.G34]" office:value-type="float" office:value="6719.52797819653">
            <text:p>6719.53</text:p>
          </table:table-cell>
          <table:table-cell table:style-name="ce2" table:formula="of:=[.D34]*[.D34]" office:value-type="float" office:value="16129">
            <text:p>161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2">
            <text:p>132.00</text:p>
          </table:table-cell>
          <table:table-cell table:formula="of:=[.D35]*[.$G$3]+[.$G$4]" office:value-type="float" office:value="55.5555555555556">
            <text:p>55.56</text:p>
          </table:table-cell>
          <table:table-cell table:formula="of:=2*(RAND()-0.5)*[.$G$5]" office:value-type="float" office:value="11.8696280010045">
            <text:p>11.87</text:p>
          </table:table-cell>
          <table:table-cell table:style-name="ce2" table:formula="of:=[.E35]+[.F35]" office:value-type="float" office:value="67.42518355656">
            <text:p>67.43</text:p>
          </table:table-cell>
          <table:table-cell table:style-name="ce2" table:formula="of:=[.D35]*[.G35]" office:value-type="float" office:value="8900.12422946592">
            <text:p>8900.12</text:p>
          </table:table-cell>
          <table:table-cell table:style-name="ce2" table:formula="of:=[.D35]*[.D35]" office:value-type="float" office:value="17424">
            <text:p>174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37">
            <text:p>137.00</text:p>
          </table:table-cell>
          <table:table-cell table:formula="of:=[.D36]*[.$G$3]+[.$G$4]" office:value-type="float" office:value="58.3333333333333">
            <text:p>58.33</text:p>
          </table:table-cell>
          <table:table-cell table:formula="of:=2*(RAND()-0.5)*[.$G$5]" office:value-type="float" office:value="-1.51670784689486">
            <text:p>-1.52</text:p>
          </table:table-cell>
          <table:table-cell table:style-name="ce2" table:formula="of:=[.E36]+[.F36]" office:value-type="float" office:value="56.8166254864385">
            <text:p>56.82</text:p>
          </table:table-cell>
          <table:table-cell table:style-name="ce2" table:formula="of:=[.D36]*[.G36]" office:value-type="float" office:value="7783.87769164207">
            <text:p>7783.88</text:p>
          </table:table-cell>
          <table:table-cell table:style-name="ce2" table:formula="of:=[.D36]*[.D36]" office:value-type="float" office:value="18769">
            <text:p>187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42">
            <text:p>142.00</text:p>
          </table:table-cell>
          <table:table-cell table:formula="of:=[.D37]*[.$G$3]+[.$G$4]" office:value-type="float" office:value="61.1111111111111">
            <text:p>61.11</text:p>
          </table:table-cell>
          <table:table-cell table:formula="of:=2*(RAND()-0.5)*[.$G$5]" office:value-type="float" office:value="-13.9362271130085">
            <text:p>-13.94</text:p>
          </table:table-cell>
          <table:table-cell table:style-name="ce2" table:formula="of:=[.E37]+[.F37]" office:value-type="float" office:value="47.1748839981026">
            <text:p>47.17</text:p>
          </table:table-cell>
          <table:table-cell table:style-name="ce2" table:formula="of:=[.D37]*[.G37]" office:value-type="float" office:value="6698.83352773057">
            <text:p>6698.83</text:p>
          </table:table-cell>
          <table:table-cell table:style-name="ce2" table:formula="of:=[.D37]*[.D37]" office:value-type="float" office:value="20164">
            <text:p>201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47">
            <text:p>147.00</text:p>
          </table:table-cell>
          <table:table-cell table:formula="of:=[.D38]*[.$G$3]+[.$G$4]" office:value-type="float" office:value="63.8888888888889">
            <text:p>63.89</text:p>
          </table:table-cell>
          <table:table-cell table:formula="of:=2*(RAND()-0.5)*[.$G$5]" office:value-type="float" office:value="-8.56605784036219">
            <text:p>-8.57</text:p>
          </table:table-cell>
          <table:table-cell table:style-name="ce2" table:formula="of:=[.E38]+[.F38]" office:value-type="float" office:value="55.3228310485267">
            <text:p>55.32</text:p>
          </table:table-cell>
          <table:table-cell table:style-name="ce2" table:formula="of:=[.D38]*[.G38]" office:value-type="float" office:value="8132.45616413342">
            <text:p>8132.46</text:p>
          </table:table-cell>
          <table:table-cell table:style-name="ce2" table:formula="of:=[.D38]*[.D38]" office:value-type="float" office:value="21609">
            <text:p>216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52">
            <text:p>152.00</text:p>
          </table:table-cell>
          <table:table-cell table:formula="of:=[.D39]*[.$G$3]+[.$G$4]" office:value-type="float" office:value="66.6666666666667">
            <text:p>66.67</text:p>
          </table:table-cell>
          <table:table-cell table:formula="of:=2*(RAND()-0.5)*[.$G$5]" office:value-type="float" office:value="-1.46243508905172">
            <text:p>-1.46</text:p>
          </table:table-cell>
          <table:table-cell table:style-name="ce2" table:formula="of:=[.E39]+[.F39]" office:value-type="float" office:value="65.2042315776149">
            <text:p>65.20</text:p>
          </table:table-cell>
          <table:table-cell table:style-name="ce2" table:formula="of:=[.D39]*[.G39]" office:value-type="float" office:value="9911.04319979747">
            <text:p>9911.04</text:p>
          </table:table-cell>
          <table:table-cell table:style-name="ce2" table:formula="of:=[.D39]*[.D39]" office:value-type="float" office:value="23104">
            <text:p>231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57">
            <text:p>157.00</text:p>
          </table:table-cell>
          <table:table-cell table:formula="of:=[.D40]*[.$G$3]+[.$G$4]" office:value-type="float" office:value="69.4444444444445">
            <text:p>69.44</text:p>
          </table:table-cell>
          <table:table-cell table:formula="of:=2*(RAND()-0.5)*[.$G$5]" office:value-type="float" office:value="-0.0812728237360716">
            <text:p>-0.08</text:p>
          </table:table-cell>
          <table:table-cell table:style-name="ce2" table:formula="of:=[.E40]+[.F40]" office:value-type="float" office:value="69.3631716207084">
            <text:p>69.36</text:p>
          </table:table-cell>
          <table:table-cell table:style-name="ce2" table:formula="of:=[.D40]*[.G40]" office:value-type="float" office:value="10890.0179444512">
            <text:p>10890.02</text:p>
          </table:table-cell>
          <table:table-cell table:style-name="ce2" table:formula="of:=[.D40]*[.D40]" office:value-type="float" office:value="24649">
            <text:p>246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62">
            <text:p>162.00</text:p>
          </table:table-cell>
          <table:table-cell table:formula="of:=[.D41]*[.$G$3]+[.$G$4]" office:value-type="float" office:value="72.2222222222222">
            <text:p>72.22</text:p>
          </table:table-cell>
          <table:table-cell table:formula="of:=2*(RAND()-0.5)*[.$G$5]" office:value-type="float" office:value="-11.1100927740335">
            <text:p>-11.11</text:p>
          </table:table-cell>
          <table:table-cell table:style-name="ce2" table:formula="of:=[.E41]+[.F41]" office:value-type="float" office:value="61.1121294481887">
            <text:p>61.11</text:p>
          </table:table-cell>
          <table:table-cell table:style-name="ce2" table:formula="of:=[.D41]*[.G41]" office:value-type="float" office:value="9900.16497060657">
            <text:p>9900.16</text:p>
          </table:table-cell>
          <table:table-cell table:style-name="ce2" table:formula="of:=[.D41]*[.D41]" office:value-type="float" office:value="26244">
            <text:p>262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67">
            <text:p>167.00</text:p>
          </table:table-cell>
          <table:table-cell table:formula="of:=[.D42]*[.$G$3]+[.$G$4]" office:value-type="float" office:value="75">
            <text:p>75.00</text:p>
          </table:table-cell>
          <table:table-cell table:formula="of:=2*(RAND()-0.5)*[.$G$5]" office:value-type="float" office:value="-1.98818135075271">
            <text:p>-1.99</text:p>
          </table:table-cell>
          <table:table-cell table:style-name="ce2" table:formula="of:=[.E42]+[.F42]" office:value-type="float" office:value="73.0118186492473">
            <text:p>73.01</text:p>
          </table:table-cell>
          <table:table-cell table:style-name="ce2" table:formula="of:=[.D42]*[.G42]" office:value-type="float" office:value="12192.9737144243">
            <text:p>12192.97</text:p>
          </table:table-cell>
          <table:table-cell table:style-name="ce2" table:formula="of:=[.D42]*[.D42]" office:value-type="float" office:value="27889">
            <text:p>278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72">
            <text:p>172.00</text:p>
          </table:table-cell>
          <table:table-cell table:formula="of:=[.D43]*[.$G$3]+[.$G$4]" office:value-type="float" office:value="77.7777777777778">
            <text:p>77.78</text:p>
          </table:table-cell>
          <table:table-cell table:formula="of:=2*(RAND()-0.5)*[.$G$5]" office:value-type="float" office:value="-6.82961972430348">
            <text:p>-6.83</text:p>
          </table:table-cell>
          <table:table-cell table:style-name="ce2" table:formula="of:=[.E43]+[.F43]" office:value-type="float" office:value="70.9481580534743">
            <text:p>70.95</text:p>
          </table:table-cell>
          <table:table-cell table:style-name="ce2" table:formula="of:=[.D43]*[.G43]" office:value-type="float" office:value="12203.0831851976">
            <text:p>12203.08</text:p>
          </table:table-cell>
          <table:table-cell table:style-name="ce2" table:formula="of:=[.D43]*[.D43]" office:value-type="float" office:value="29584">
            <text:p>295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77">
            <text:p>177.00</text:p>
          </table:table-cell>
          <table:table-cell table:formula="of:=[.D44]*[.$G$3]+[.$G$4]" office:value-type="float" office:value="80.5555555555556">
            <text:p>80.56</text:p>
          </table:table-cell>
          <table:table-cell table:formula="of:=2*(RAND()-0.5)*[.$G$5]" office:value-type="float" office:value="2.38825700245798">
            <text:p>2.39</text:p>
          </table:table-cell>
          <table:table-cell table:style-name="ce2" table:formula="of:=[.E44]+[.F44]" office:value-type="float" office:value="82.9438125580136">
            <text:p>82.94</text:p>
          </table:table-cell>
          <table:table-cell table:style-name="ce2" table:formula="of:=[.D44]*[.G44]" office:value-type="float" office:value="14681.0548227684">
            <text:p>14681.05</text:p>
          </table:table-cell>
          <table:table-cell table:style-name="ce2" table:formula="of:=[.D44]*[.D44]" office:value-type="float" office:value="31329">
            <text:p>313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82">
            <text:p>182.00</text:p>
          </table:table-cell>
          <table:table-cell table:formula="of:=[.D45]*[.$G$3]+[.$G$4]" office:value-type="float" office:value="83.3333333333333">
            <text:p>83.33</text:p>
          </table:table-cell>
          <table:table-cell table:formula="of:=2*(RAND()-0.5)*[.$G$5]" office:value-type="float" office:value="-11.7823798861355">
            <text:p>-11.78</text:p>
          </table:table-cell>
          <table:table-cell table:style-name="ce2" table:formula="of:=[.E45]+[.F45]" office:value-type="float" office:value="71.5509534471979">
            <text:p>71.55</text:p>
          </table:table-cell>
          <table:table-cell table:style-name="ce2" table:formula="of:=[.D45]*[.G45]" office:value-type="float" office:value="13022.27352739">
            <text:p>13022.27</text:p>
          </table:table-cell>
          <table:table-cell table:style-name="ce2" table:formula="of:=[.D45]*[.D45]" office:value-type="float" office:value="33124">
            <text:p>331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87">
            <text:p>187.00</text:p>
          </table:table-cell>
          <table:table-cell table:formula="of:=[.D46]*[.$G$3]+[.$G$4]" office:value-type="float" office:value="86.1111111111111">
            <text:p>86.11</text:p>
          </table:table-cell>
          <table:table-cell table:formula="of:=2*(RAND()-0.5)*[.$G$5]" office:value-type="float" office:value="3.58576646074653">
            <text:p>3.59</text:p>
          </table:table-cell>
          <table:table-cell table:style-name="ce2" table:formula="of:=[.E46]+[.F46]" office:value-type="float" office:value="89.6968775718576">
            <text:p>89.70</text:p>
          </table:table-cell>
          <table:table-cell table:style-name="ce2" table:formula="of:=[.D46]*[.G46]" office:value-type="float" office:value="16773.3161059374">
            <text:p>16773.32</text:p>
          </table:table-cell>
          <table:table-cell table:style-name="ce2" table:formula="of:=[.D46]*[.D46]" office:value-type="float" office:value="34969">
            <text:p>349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2">
            <text:p>192.00</text:p>
          </table:table-cell>
          <table:table-cell table:formula="of:=[.D47]*[.$G$3]+[.$G$4]" office:value-type="float" office:value="88.8888888888889">
            <text:p>88.89</text:p>
          </table:table-cell>
          <table:table-cell table:formula="of:=2*(RAND()-0.5)*[.$G$5]" office:value-type="float" office:value="-1.90100751817226">
            <text:p>-1.90</text:p>
          </table:table-cell>
          <table:table-cell table:style-name="ce2" table:formula="of:=[.E47]+[.F47]" office:value-type="float" office:value="86.9878813707166">
            <text:p>86.99</text:p>
          </table:table-cell>
          <table:table-cell table:style-name="ce2" table:formula="of:=[.D47]*[.G47]" office:value-type="float" office:value="16701.6732231776">
            <text:p>16701.67</text:p>
          </table:table-cell>
          <table:table-cell table:style-name="ce2" table:formula="of:=[.D47]*[.D47]" office:value-type="float" office:value="36864">
            <text:p>368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7">
            <text:p>197.00</text:p>
          </table:table-cell>
          <table:table-cell table:formula="of:=[.D48]*[.$G$3]+[.$G$4]" office:value-type="float" office:value="91.6666666666667">
            <text:p>91.67</text:p>
          </table:table-cell>
          <table:table-cell table:formula="of:=2*(RAND()-0.5)*[.$G$5]" office:value-type="float" office:value="18.5089415684342">
            <text:p>18.51</text:p>
          </table:table-cell>
          <table:table-cell table:style-name="ce2" table:formula="of:=[.E48]+[.F48]" office:value-type="float" office:value="110.175608235101">
            <text:p>110.18</text:p>
          </table:table-cell>
          <table:table-cell table:style-name="ce2" table:formula="of:=[.D48]*[.G48]" office:value-type="float" office:value="21704.5948223149">
            <text:p>21704.59</text:p>
          </table:table-cell>
          <table:table-cell table:style-name="ce2" table:formula="of:=[.D48]*[.D48]" office:value-type="float" office:value="38809">
            <text:p>388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2">
            <text:p>202.00</text:p>
          </table:table-cell>
          <table:table-cell table:formula="of:=[.D49]*[.$G$3]+[.$G$4]" office:value-type="float" office:value="94.4444444444445">
            <text:p>94.44</text:p>
          </table:table-cell>
          <table:table-cell table:formula="of:=2*(RAND()-0.5)*[.$G$5]" office:value-type="float" office:value="5.03659876994789">
            <text:p>5.04</text:p>
          </table:table-cell>
          <table:table-cell table:style-name="ce2" table:formula="of:=[.E49]+[.F49]" office:value-type="float" office:value="99.4810432143924">
            <text:p>99.48</text:p>
          </table:table-cell>
          <table:table-cell table:style-name="ce2" table:formula="of:=[.D49]*[.G49]" office:value-type="float" office:value="20095.1707293073">
            <text:p>20095.17</text:p>
          </table:table-cell>
          <table:table-cell table:style-name="ce2" table:formula="of:=[.D49]*[.D49]" office:value-type="float" office:value="40804">
            <text:p>408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7">
            <text:p>207.00</text:p>
          </table:table-cell>
          <table:table-cell table:formula="of:=[.D50]*[.$G$3]+[.$G$4]" office:value-type="float" office:value="97.2222222222222">
            <text:p>97.22</text:p>
          </table:table-cell>
          <table:table-cell table:formula="of:=2*(RAND()-0.5)*[.$G$5]" office:value-type="float" office:value="12.7347100619227">
            <text:p>12.73</text:p>
          </table:table-cell>
          <table:table-cell table:style-name="ce2" table:formula="of:=[.E50]+[.F50]" office:value-type="float" office:value="109.956932284145">
            <text:p>109.96</text:p>
          </table:table-cell>
          <table:table-cell table:style-name="ce2" table:formula="of:=[.D50]*[.G50]" office:value-type="float" office:value="22761.084982818">
            <text:p>22761.08</text:p>
          </table:table-cell>
          <table:table-cell table:style-name="ce2" table:formula="of:=[.D50]*[.D50]" office:value-type="float" office:value="42849">
            <text:p>428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3" office:value-type="float" office:value="212">
            <text:p>212.00</text:p>
          </table:table-cell>
          <table:table-cell table:style-name="ce3" table:formula="of:=[.D51]*[.$G$3]+[.$G$4]" office:value-type="float" office:value="100">
            <text:p>100.00</text:p>
          </table:table-cell>
          <table:table-cell table:formula="of:=2*(RAND()-0.5)*[.$G$5]" office:value-type="float" office:value="8.52399617433548">
            <text:p>8.52</text:p>
          </table:table-cell>
          <table:table-cell table:style-name="ce2" table:formula="of:=[.E51]+[.F51]" office:value-type="float" office:value="108.523996174335">
            <text:p>108.52</text:p>
          </table:table-cell>
          <table:table-cell table:style-name="ce2" table:formula="of:=[.D51]*[.G51]" office:value-type="float" office:value="23007.0871889591">
            <text:p>23007.09</text:p>
          </table:table-cell>
          <table:table-cell table:style-name="ce2" table:formula="of:=[.D51]*[.D51]" office:value-type="float" office:value="44944">
            <text:p>44944.00</text:p>
          </table:table-cell>
          <table:table-cell table:number-columns-repeated="3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6">03/16/2021</text:date>, <text:time>08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15T13:43:57.56</meta:creation-date>
    <dc:date>2021-03-16T08:50:41.79</dc:date>
    <dc:creator>Mark Lehr</dc:creator>
    <meta:editing-duration>PT13H5M33S</meta:editing-duration>
    <meta:editing-cycles>4</meta:editing-cycles>
    <meta:generator>OpenOffice/4.1.6$Win32 OpenOffice.org_project/416m1$Build-9790</meta:generator>
    <meta:document-statistic meta:table-count="1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25cm" svg:height="15.175cm" xlink:href=".." xlink:type="simple" chart:class="chart:scatter" chart:style-name="ch1">
        <chart:title svg:x="6.207cm" svg:y="0.439cm" chart:style-name="ch2">
          <text:p>Theory vs. Data</text:p>
        </chart:title>
        <chart:subtitle svg:x="5.599cm" svg:y="1.521cm" chart:style-name="ch3">
          <text:p>Temperature Conversion</text:p>
        </chart:subtitle>
        <chart:legend chart:legend-position="end" svg:x="11.847cm" svg:y="6.751cm" style:legend-expansion="high" chart:style-name="ch4"/>
        <chart:plot-area chart:style-name="ch5" table:cell-range-address="Calc1Sheet.D15:Calc1Sheet.F51 Calc1Sheet.E12:Calc1Sheet.E13 Calc1Sheet.G12:Calc1Sheet.G13 Calc1Sheet.G15:Calc1Sheet.G50 Calc1Sheet.F12:Calc1Sheet.F12" chart:data-source-has-labels="row" svg:x="1.35cm" svg:y="2.81cm" svg:width="9.873cm" svg:height="11.054cm">
          <chartooo:coordinate-region svg:x="2.633cm" svg:y="3.022cm" svg:width="8.072cm" svg:height="10.63cm"/>
          <chart:axis chart:dimension="x" chart:name="primary-x" chart:style-name="ch6">
            <chart:title svg:x="4.866cm" svg:y="14.168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6">
            <chart:title svg:x="0.451cm" svg:y="9.545cm" chart:style-name="ch9">
              <text:p>Degree Celsius</text:p>
            </chart:title>
            <chart:grid chart:style-name="ch8" chart:class="major"/>
          </chart:axis>
          <chart:series chart:style-name="ch10" chart:values-cell-range-address="Calc1Sheet.E15:Calc1Sheet.E51" chart:label-cell-address="Calc1Sheet.E12:Calc1Sheet.E13" chart:class="chart:scatter">
            <chart:domain table:cell-range-address="Calc1Sheet.D15:Calc1Sheet.D51"/>
            <chart:data-point chart:repeated="37"/>
          </chart:series>
          <chart:series chart:style-name="ch11" chart:values-cell-range-address="Calc1Sheet.G15:Calc1Sheet.G50" chart:label-cell-address="Calc1Sheet.G12:Calc1Sheet.G13" chart:class="chart:scatter">
            <chart:data-point chart:repeated="37"/>
          </chart:series>
          <chart:series chart:style-name="ch12" chart:values-cell-range-address="Calc1Sheet.F15:Calc1Sheet.F51" chart:label-cell-address="Calc1Sheet.F12:Calc1Sheet.F12" chart:class="chart:scatter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gree C y</text:p>
                <text:list>
                  <text:list-item>
                    <text:p>Degree C</text:p>
                  </text:list-item>
                  <text:list-item>
                    <text:p>y</text:p>
                  </text:list-item>
                </text:list>
                <draw:g>
                  <svg:desc>Calc1Sheet.E12:Calc1Sheet.E13</svg:desc>
                </draw:g>
              </table:table-cell>
              <table:table-cell office:value-type="string">
                <text:p>Measurement y'</text:p>
                <text:list>
                  <text:list-item>
                    <text:p>Measurement</text:p>
                  </text:list-item>
                  <text:list-item>
                    <text:p>y'</text:p>
                  </text:list-item>
                </text:list>
                <draw:g>
                  <svg:desc>Calc1Sheet.G12:Calc1Sheet.G13</svg:desc>
                </draw:g>
              </table:table-cell>
              <table:table-cell office:value-type="string">
                <text:p>Error</text:p>
                <draw:g>
                  <svg:desc>Calc1Sheet.F12:Calc1Sheet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Calc1Sheet.D15:Calc1Sheet.D51</svg:desc>
                </draw:g>
              </table:table-cell>
              <table:table-cell office:value-type="float" office:value="0">
                <text:p>0</text:p>
                <draw:g>
                  <svg:desc>Calc1Sheet.E15:Calc1Sheet.E51</svg:desc>
                </draw:g>
              </table:table-cell>
              <table:table-cell office:value-type="float" office:value="18.1662669032812">
                <text:p>18.1662669032812</text:p>
                <draw:g>
                  <svg:desc>Calc1Sheet.G15:Calc1Sheet.G50</svg:desc>
                </draw:g>
              </table:table-cell>
              <table:table-cell office:value-type="float" office:value="18.1662669032812">
                <text:p>18.1662669032812</text:p>
                <draw:g>
                  <svg:desc>Calc1Sheet.F15:Calc1Sheet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0.5012131275402">
                <text:p>20.5012131275402</text:p>
              </table:table-cell>
              <table:table-cell office:value-type="float" office:value="17.7234353497624">
                <text:p>17.7234353497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6.34201154630217">
                <text:p>6.34201154630217</text:p>
              </table:table-cell>
              <table:table-cell office:value-type="float" office:value="0.786455990746617">
                <text:p>0.786455990746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1.9141759195675">
                <text:p>11.9141759195675</text:p>
              </table:table-cell>
              <table:table-cell office:value-type="float" office:value="3.58084258623421">
                <text:p>3.58084258623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9.06885058722562">
                <text:p>9.06885058722562</text:p>
              </table:table-cell>
              <table:table-cell office:value-type="float" office:value="-2.04226052388549">
                <text:p>-2.04226052388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.785027458229">
                <text:p>1.785027458229</text:p>
              </table:table-cell>
              <table:table-cell office:value-type="float" office:value="-12.1038614306599">
                <text:p>-12.1038614306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1.3783246061454">
                <text:p>21.3783246061454</text:p>
              </table:table-cell>
              <table:table-cell office:value-type="float" office:value="4.71165793947876">
                <text:p>4.71165793947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0.857806079503561">
                <text:p>0.857806079503561</text:p>
              </table:table-cell>
              <table:table-cell office:value-type="float" office:value="-18.5866383649409">
                <text:p>-18.5866383649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33.4055534025861">
                <text:p>33.4055534025861</text:p>
              </table:table-cell>
              <table:table-cell office:value-type="float" office:value="11.1833311803639">
                <text:p>11.1833311803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2.1721070259809">
                <text:p>22.1721070259809</text:p>
              </table:table-cell>
              <table:table-cell office:value-type="float" office:value="-2.82789297401905">
                <text:p>-2.82789297401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30.8481763282584">
                <text:p>30.8481763282584</text:p>
              </table:table-cell>
              <table:table-cell office:value-type="float" office:value="3.0703985504806">
                <text:p>3.0703985504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14.5823736447427">
                <text:p>14.5823736447427</text:p>
              </table:table-cell>
              <table:table-cell office:value-type="float" office:value="-15.9731819108129">
                <text:p>-15.9731819108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5.6863832597931">
                <text:p>45.6863832597931</text:p>
              </table:table-cell>
              <table:table-cell office:value-type="float" office:value="12.3530499264598">
                <text:p>12.3530499264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29.0351869828171">
                <text:p>29.0351869828171</text:p>
              </table:table-cell>
              <table:table-cell office:value-type="float" office:value="-7.07592412829399">
                <text:p>-7.07592412829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2.7025921632432">
                <text:p>32.7025921632432</text:p>
              </table:table-cell>
              <table:table-cell office:value-type="float" office:value="-6.18629672564566">
                <text:p>-6.18629672564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7.3531232091288">
                <text:p>27.3531232091288</text:p>
              </table:table-cell>
              <table:table-cell office:value-type="float" office:value="-14.3135434575379">
                <text:p>-14.3135434575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5.0889844861296">
                <text:p>45.0889844861296</text:p>
              </table:table-cell>
              <table:table-cell office:value-type="float" office:value="0.644540041685104">
                <text:p>0.644540041685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7.7135874444826">
                <text:p>47.7135874444826</text:p>
              </table:table-cell>
              <table:table-cell office:value-type="float" office:value="0.491365222260356">
                <text:p>0.491365222260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34.5729254558683">
                <text:p>34.5729254558683</text:p>
              </table:table-cell>
              <table:table-cell office:value-type="float" office:value="-15.4270745441318">
                <text:p>-15.4270745441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52.9096691196577">
                <text:p>52.9096691196577</text:p>
              </table:table-cell>
              <table:table-cell office:value-type="float" office:value="0.131891341879964">
                <text:p>0.131891341879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7.42518355656">
                <text:p>67.42518355656</text:p>
              </table:table-cell>
              <table:table-cell office:value-type="float" office:value="11.8696280010045">
                <text:p>11.8696280010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6.8166254864385">
                <text:p>56.8166254864385</text:p>
              </table:table-cell>
              <table:table-cell office:value-type="float" office:value="-1.51670784689486">
                <text:p>-1.51670784689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47.1748839981026">
                <text:p>47.1748839981026</text:p>
              </table:table-cell>
              <table:table-cell office:value-type="float" office:value="-13.9362271130085">
                <text:p>-13.9362271130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55.3228310485267">
                <text:p>55.3228310485267</text:p>
              </table:table-cell>
              <table:table-cell office:value-type="float" office:value="-8.56605784036219">
                <text:p>-8.56605784036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5.2042315776149">
                <text:p>65.2042315776149</text:p>
              </table:table-cell>
              <table:table-cell office:value-type="float" office:value="-1.46243508905172">
                <text:p>-1.46243508905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69.3631716207084">
                <text:p>69.3631716207084</text:p>
              </table:table-cell>
              <table:table-cell office:value-type="float" office:value="-0.0812728237360716">
                <text:p>-0.0812728237360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61.1121294481887">
                <text:p>61.1121294481887</text:p>
              </table:table-cell>
              <table:table-cell office:value-type="float" office:value="-11.1100927740335">
                <text:p>-11.1100927740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73.0118186492473">
                <text:p>73.0118186492473</text:p>
              </table:table-cell>
              <table:table-cell office:value-type="float" office:value="-1.98818135075271">
                <text:p>-1.98818135075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0.9481580534743">
                <text:p>70.9481580534743</text:p>
              </table:table-cell>
              <table:table-cell office:value-type="float" office:value="-6.82961972430348">
                <text:p>-6.82961972430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82.9438125580136">
                <text:p>82.9438125580136</text:p>
              </table:table-cell>
              <table:table-cell office:value-type="float" office:value="2.38825700245798">
                <text:p>2.38825700245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1.5509534471979">
                <text:p>71.5509534471979</text:p>
              </table:table-cell>
              <table:table-cell office:value-type="float" office:value="-11.7823798861355">
                <text:p>-11.7823798861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9.6968775718576">
                <text:p>89.6968775718576</text:p>
              </table:table-cell>
              <table:table-cell office:value-type="float" office:value="3.58576646074653">
                <text:p>3.58576646074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86.9878813707166">
                <text:p>86.9878813707166</text:p>
              </table:table-cell>
              <table:table-cell office:value-type="float" office:value="-1.90100751817226">
                <text:p>-1.90100751817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10.175608235101">
                <text:p>110.175608235101</text:p>
              </table:table-cell>
              <table:table-cell office:value-type="float" office:value="18.5089415684342">
                <text:p>18.5089415684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99.4810432143924">
                <text:p>99.4810432143924</text:p>
              </table:table-cell>
              <table:table-cell office:value-type="float" office:value="5.03659876994789">
                <text:p>5.03659876994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9.956932284145">
                <text:p>109.956932284145</text:p>
              </table:table-cell>
              <table:table-cell office:value-type="float" office:value="12.7347100619227">
                <text:p>12.7347100619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8.52399617433548">
                <text:p>8.52399617433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